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文泉驿正黑" svg:font-family="文泉驿正黑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9cm" fo:min-width="1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1.622cm"/>
      <style:paragraph-properties style:writing-mode="lr-tb"/>
    </style:style>
    <style:style style:name="gr3" style:family="graphic" style:parent-style-name="objectwithoutfill">
      <style:graphic-properties draw:marker-end="线条箭头_20_2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线条箭头_20_7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线条箭头_20_8" draw:marker-end-width="0.3cm" draw:fill="none" draw:textarea-vertical-align="middle"/>
    </style:style>
    <style:style style:name="gr6" style:family="graphic" style:parent-style-name="objectwithoutfill">
      <style:graphic-properties draw:marker-end="线条箭头_20_9" draw:marker-end-width="0.3cm" draw:fill="none" draw:textarea-vertical-align="middle"/>
    </style:style>
    <style:style style:name="gr7" style:family="graphic" style:parent-style-name="objectwithoutfill">
      <style:graphic-properties draw:marker-end="线条箭头_20_10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75cm" fo:min-width="1.501cm"/>
      <style:paragraph-properties style:writing-mode="lr-tb"/>
    </style:style>
    <style:style style:name="gr9" style:family="graphic" style:parent-style-name="objectwithoutfill">
      <style:graphic-properties draw:marker-end="线条箭头_20_11" draw:marker-end-width="0.3cm" draw:fill="none" draw:textarea-vertical-align="middle"/>
    </style:style>
    <style:style style:name="gr10" style:family="graphic" style:parent-style-name="objectwithoutfill">
      <style:graphic-properties draw:marker-end="线条箭头_20_12" draw:marker-end-width="0.3cm" draw:fill="none" draw:textarea-vertical-align="middle"/>
    </style:style>
    <style:style style:name="gr11" style:family="graphic" style:parent-style-name="objectwithoutfill">
      <style:graphic-properties draw:marker-end="线条箭头_20_15" draw:marker-end-width="0.3cm" draw:fill="none" draw:textarea-vertical-align="middle"/>
    </style:style>
    <style:style style:name="gr12" style:family="graphic" style:parent-style-name="objectwithoutfill">
      <style:graphic-properties draw:marker-end="线条箭头_20_16" draw:marker-end-width="0.3cm" draw:fill="none" draw:textarea-vertical-align="middle"/>
    </style:style>
    <style:style style:name="gr13" style:family="graphic" style:parent-style-name="objectwithoutfill">
      <style:graphic-properties draw:marker-end="线条箭头_20_17" draw:marker-end-width="0.3cm" draw:fill="none" draw:textarea-vertical-align="middle"/>
    </style:style>
    <style:style style:name="gr14" style:family="graphic" style:parent-style-name="objectwithoutfill">
      <style:graphic-properties draw:marker-end="线条箭头_20_18" draw:marker-end-width="0.3cm" draw:fill="none" draw:textarea-vertical-align="middle"/>
    </style:style>
    <style:style style:name="gr15" style:family="graphic" style:parent-style-name="objectwithoutfill">
      <style:graphic-properties draw:marker-end="线条箭头_20_19" draw:marker-end-width="0.3cm" draw:fill="none" draw:textarea-vertical-align="middle"/>
    </style:style>
    <style:style style:name="gr16" style:family="graphic" style:parent-style-name="objectwithoutfill">
      <style:graphic-properties draw:marker-end="线条箭头_20_20" draw:marker-end-width="0.3cm" draw:fill="none" draw:textarea-vertical-align="middle"/>
    </style:style>
    <style:style style:name="gr17" style:family="graphic" style:parent-style-name="objectwithoutfill">
      <style:graphic-properties draw:marker-end="线条箭头_20_21" draw:marker-end-width="0.3cm" draw:fill="none" draw:textarea-vertical-align="middle"/>
    </style:style>
    <style:style style:name="gr18" style:family="graphic" style:parent-style-name="objectwithoutfill">
      <style:graphic-properties draw:marker-end="线条箭头_20_22" draw:marker-end-width="0.3cm" draw:fill="none" draw:textarea-vertical-align="middle"/>
    </style:style>
    <style:style style:name="gr19" style:family="graphic" style:parent-style-name="objectwithoutfill">
      <style:graphic-properties draw:marker-end="线条箭头_20_23" draw:marker-end-width="0.3cm" draw:fill="none" draw:textarea-vertical-align="middle"/>
    </style:style>
    <style:style style:name="gr20" style:family="graphic" style:parent-style-name="objectwithoutfill">
      <style:graphic-properties draw:marker-end="线条箭头_20_24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线条箭头_20_25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线条箭头_20_26" draw:marker-end-width="0.3cm" draw:fill="none" draw:textarea-vertical-align="middle"/>
    </style:style>
    <style:style style:name="gr23" style:family="graphic" style:parent-style-name="objectwithoutfill">
      <style:graphic-properties draw:marker-end="线条箭头_20_27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633cm" fo:min-width="1.501cm"/>
      <style:paragraph-properties style:writing-mode="lr-tb"/>
    </style:style>
    <style:style style:name="gr25" style:family="graphic" style:parent-style-name="objectwithoutfill">
      <style:graphic-properties draw:marker-end="线条箭头_20_28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2cm" svg:height="0.999cm" svg:x="2.5cm" svg:y="6.751cm">
          <text:p text:style-name="P1">正文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cm" svg:height="2cm" svg:x="2cm" svg:y="2cm">
          <text:p text:style-name="P1">帖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cm" svg:height="0.999cm" svg:x="6cm" svg:y="8.001cm">
          <text:p text:style-name="P2">正文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5cm" svg:y1="4cm" svg:x2="3.5cm" svg:y2="6.751cm" draw:start-shape="id1" draw:start-glue-point="8" draw:end-shape="id2" draw:end-glue-point="0" svg:d="M3500 4000v2751" svg:viewBox="0 0 1 2752">
          <text:p text:style-name="P3"><text:span text:style-name="T1">挂载正文</text:span></text:p>
        </draw:connector>
        <draw:custom-shape draw:style-name="gr1" draw:text-style-name="P1" xml:id="id4" draw:id="id4" draw:layer="layout" svg:width="2cm" svg:height="0.999cm" svg:x="9cm" svg:y="8.001cm">
          <text:p text:style-name="P2">正文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cm" svg:height="0.999cm" svg:x="12cm" svg:y="8.001cm">
          <text:p text:style-name="P2">正文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cm" svg:height="0.999cm" svg:x="12cm" svg:y="11cm">
          <text:p text:style-name="P2">正文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s" svg:x1="13cm" svg:y1="11cm" svg:x2="11cm" svg:y2="8.5cm" draw:start-shape="id3" draw:start-glue-point="0" draw:end-shape="id4" draw:end-glue-point="1" svg:d="M13000 11000v-502l-1499-1998h-501" svg:viewBox="0 0 2001 2501">
          <text:p text:style-name="P3"><text:span text:style-name="T1">(linkid)</text:span></text:p>
        </draw:connector>
        <draw:connector draw:style-name="gr5" draw:text-style-name="P5" draw:layer="layout" draw:type="lines" svg:x1="7cm" svg:y1="8.001cm" svg:x2="4.5cm" svg:y2="7.25cm" draw:start-shape="id5" draw:start-glue-point="0" draw:end-shape="id2" draw:end-glue-point="1" svg:d="M7000 8001v-502l-1999-249h-501" svg:viewBox="0 0 2501 752">
          <text:p/>
        </draw:connector>
        <draw:connector draw:style-name="gr6" draw:text-style-name="P5" draw:layer="layout" draw:type="lines" svg:x1="10cm" svg:y1="8.001cm" svg:x2="4.5cm" svg:y2="7.25cm" draw:start-shape="id4" draw:start-glue-point="0" draw:end-shape="id2" draw:end-glue-point="1" svg:d="M10000 8001v-502l-4999-249h-501" svg:viewBox="0 0 5501 752">
          <text:p/>
        </draw:connector>
        <draw:connector draw:style-name="gr7" draw:text-style-name="P4" draw:layer="layout" draw:type="lines" svg:x1="13cm" svg:y1="8.001cm" svg:x2="4.5cm" svg:y2="7.25cm" draw:start-shape="id6" draw:start-glue-point="0" draw:end-shape="id2" draw:end-glue-point="1" svg:d="M13000 8001v-502l-7999-249h-501" svg:viewBox="0 0 8501 752">
          <text:p text:style-name="P3"><text:span text:style-name="T1">reply</text:span></text:p>
        </draw:connector>
        <draw:custom-shape draw:style-name="gr8" draw:text-style-name="P1" xml:id="id8" draw:id="id8" draw:layer="layout" svg:width="2cm" svg:height="1cm" svg:x="6cm" svg:y="4cm">
          <text:p text:style-name="P1">标题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5" draw:layer="layout" draw:type="lines" svg:x1="13cm" svg:y1="4cm" svg:x2="5cm" svg:y2="3cm" draw:start-shape="id7" draw:start-glue-point="4" draw:end-shape="id1" draw:end-glue-point="10" svg:d="M13000 4000v-501l-7498-499h-502" svg:viewBox="0 0 8001 1001">
          <text:p/>
        </draw:connector>
        <draw:connector draw:style-name="gr10" draw:text-style-name="P5" draw:layer="layout" draw:type="lines" svg:x1="7cm" svg:y1="4cm" svg:x2="5cm" svg:y2="3cm" draw:start-shape="id8" draw:start-glue-point="5" draw:end-shape="id1" draw:end-glue-point="10" svg:d="M7000 4000v-501l-1498-499h-502" svg:viewBox="0 0 2001 1001">
          <text:p/>
        </draw:connector>
        <draw:custom-shape draw:style-name="gr8" draw:text-style-name="P1" xml:id="id9" draw:id="id9" draw:layer="layout" svg:width="2cm" svg:height="1cm" svg:x="9cm" svg:y="4cm">
          <text:p text:style-name="P1">星数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1" draw:text-style-name="P5" draw:layer="layout" draw:type="lines" svg:x1="10cm" svg:y1="4cm" svg:x2="5cm" svg:y2="3cm" draw:start-shape="id9" draw:start-glue-point="5" draw:end-shape="id1" draw:end-glue-point="10" svg:d="M10000 4000v-501l-4498-499h-502" svg:viewBox="0 0 5001 1001">
          <text:p/>
        </draw:connector>
        <draw:custom-shape draw:style-name="gr8" draw:text-style-name="P1" xml:id="id10" draw:id="id10" draw:layer="layout" svg:width="2cm" svg:height="1cm" svg:x="17cm" svg:y="7cm">
          <text:p text:style-name="P1">内容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xml:id="id11" draw:id="id11" draw:layer="layout" svg:width="2cm" svg:height="1cm" svg:x="17cm" svg:y="9cm">
          <text:p text:style-name="P1">赞成数量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5" draw:layer="layout" draw:type="lines" svg:x1="17cm" svg:y1="7.5cm" svg:x2="14cm" svg:y2="11.499cm" draw:start-shape="id10" draw:start-glue-point="6" draw:end-shape="id3" draw:end-glue-point="1" svg:d="M17000 7500h-501l-1998 3999h-501" svg:viewBox="0 0 3001 4000">
          <text:p/>
        </draw:connector>
        <draw:connector draw:style-name="gr13" draw:text-style-name="P5" draw:layer="layout" draw:type="lines" svg:x1="17cm" svg:y1="9.5cm" svg:x2="14cm" svg:y2="11.499cm" draw:start-shape="id11" draw:start-glue-point="6" draw:end-shape="id3" draw:end-glue-point="1" svg:d="M17000 9500h-501l-1998 1999h-501" svg:viewBox="0 0 3001 2000">
          <text:p/>
        </draw:connector>
        <draw:connector draw:style-name="gr14" draw:text-style-name="P5" draw:layer="layout" draw:type="lines" svg:x1="17cm" svg:y1="11.5cm" svg:x2="14cm" svg:y2="11.499cm" draw:end-shape="id3" draw:end-glue-point="1" svg:d="M17000 11500l-2499-1h-501" svg:viewBox="0 0 3001 2">
          <text:p/>
        </draw:connector>
        <draw:connector draw:style-name="gr15" draw:text-style-name="P5" draw:layer="layout" draw:type="lines" svg:x1="17cm" svg:y1="13.5cm" svg:x2="14cm" svg:y2="11.499cm" draw:start-shape="id12" draw:start-glue-point="5" draw:end-shape="id3" draw:end-glue-point="1" svg:d="M17000 13500h-501l-1998-2001h-501" svg:viewBox="0 0 3001 2002">
          <text:p/>
        </draw:connector>
        <draw:connector draw:style-name="gr16" draw:text-style-name="P5" draw:layer="layout" draw:type="lines" svg:x1="16cm" svg:y1="4cm" svg:x2="5cm" svg:y2="3cm" draw:start-shape="id13" draw:start-glue-point="4" draw:end-shape="id1" draw:end-glue-point="10" svg:d="M16000 4000v-501l-10498-499h-502" svg:viewBox="0 0 11001 1001">
          <text:p/>
        </draw:connector>
        <draw:connector draw:style-name="gr15" draw:text-style-name="P5" draw:layer="layout" draw:type="lines" svg:x1="17cm" svg:y1="15.5cm" svg:x2="14cm" svg:y2="11.499cm" draw:start-shape="id14" draw:start-glue-point="5" draw:end-shape="id3" draw:end-glue-point="1" svg:d="M17000 15500h-501l-1998-4001h-501" svg:viewBox="0 0 3001 4002">
          <text:p/>
        </draw:connector>
        <draw:custom-shape draw:style-name="gr1" draw:text-style-name="P1" xml:id="id16" draw:id="id16" draw:layer="layout" svg:width="2cm" svg:height="0.999cm" svg:x="5cm" svg:y="17.001cm">
          <text:p text:style-name="P1">用户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5" draw:id="id15" draw:layer="layout" svg:width="2cm" svg:height="1cm" svg:x="2cm" svg:y="15cm">
          <text:p text:style-name="P1">星数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xml:id="id17" draw:id="id17" draw:layer="layout" svg:width="2cm" svg:height="1cm" svg:x="2cm" svg:y="17cm">
          <text:p text:style-name="P1">赞成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xml:id="id18" draw:id="id18" draw:layer="layout" svg:width="2cm" svg:height="1cm" svg:x="2cm" svg:y="19cm">
          <text:p text:style-name="P1">INFO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5" draw:layer="layout" draw:type="lines" svg:x1="4cm" svg:y1="15.5cm" svg:x2="5cm" svg:y2="17.5cm" draw:start-shape="id15" draw:start-glue-point="8" draw:end-shape="id16" svg:d="M4000 15500h502l-3 2000h501" svg:viewBox="0 0 1001 2001">
          <text:p/>
        </draw:connector>
        <draw:connector draw:style-name="gr18" draw:text-style-name="P5" draw:layer="layout" draw:type="lines" svg:x1="4cm" svg:y1="17.5cm" svg:x2="5cm" svg:y2="17.5cm" draw:start-shape="id17" draw:start-glue-point="8" draw:end-shape="id16" draw:end-glue-point="3" svg:d="M4000 17500h502-3 501" svg:viewBox="0 0 1001 1">
          <text:p/>
        </draw:connector>
        <draw:connector draw:style-name="gr19" draw:text-style-name="P5" draw:layer="layout" draw:type="lines" svg:x1="4cm" svg:y1="19.5cm" svg:x2="5cm" svg:y2="17.5cm" draw:start-shape="id18" draw:start-glue-point="8" draw:end-shape="id16" draw:end-glue-point="3" svg:d="M4000 19500h502l-3-2000h501" svg:viewBox="0 0 1001 2001">
          <text:p/>
        </draw:connector>
        <draw:custom-shape draw:style-name="gr1" draw:text-style-name="P1" xml:id="id19" draw:id="id19" draw:layer="layout" svg:width="2cm" svg:height="0.999cm" svg:x="5cm" svg:y="17.001cm">
          <text:p text:style-name="P1">用户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5" draw:layer="layout" draw:type="lines" svg:x1="7cm" svg:y1="17.5cm" svg:x2="10cm" svg:y2="17.5cm" draw:start-shape="id19" draw:start-glue-point="1" draw:end-shape="id20" draw:end-glue-point="5" svg:d="M7000 17500h501 1998 501" svg:viewBox="0 0 3001 1">
          <text:p text:style-name="P1">N:M</text:p>
        </draw:connector>
        <draw:connector draw:style-name="gr20" draw:text-style-name="P5" draw:layer="layout" draw:type="lines" svg:x1="7cm" svg:y1="17.5cm" svg:x2="10cm" svg:y2="15.5cm" draw:start-shape="id19" draw:start-glue-point="1" draw:end-shape="id21" draw:end-glue-point="5" svg:d="M7000 17500h501l1998-2000h501" svg:viewBox="0 0 3001 2001">
          <text:p text:style-name="P1">N:M</text:p>
        </draw:connector>
        <draw:connector draw:style-name="gr15" draw:text-style-name="P5" draw:layer="layout" draw:type="lines" svg:x1="17cm" svg:y1="11.5cm" svg:x2="14cm" svg:y2="11.499cm" draw:start-shape="id22" draw:start-glue-point="5" svg:d="M17000 11500h-501l-2499-1" svg:viewBox="0 0 3001 2">
          <text:p/>
        </draw:connector>
        <draw:connector draw:style-name="gr15" draw:text-style-name="P5" draw:layer="layout" draw:type="lines" svg:x1="19cm" svg:y1="4cm" svg:x2="5cm" svg:y2="3cm" draw:start-shape="id23" draw:start-glue-point="4" draw:end-shape="id1" draw:end-glue-point="10" svg:d="M19000 4000v-501l-13498-499h-502" svg:viewBox="0 0 14001 1001">
          <text:p/>
        </draw:connector>
        <draw:custom-shape draw:style-name="gr2" draw:text-style-name="P1" xml:id="id24" draw:id="id24" draw:layer="layout" svg:width="3cm" svg:height="2cm" svg:x="9.75cm" svg:y="22cm">
          <text:p text:style-name="P1">类别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lines" svg:x1="12.75cm" svg:y1="23cm" svg:x2="15cm" svg:y2="21.5cm" draw:start-shape="id24" draw:start-glue-point="10" draw:end-shape="id25" draw:end-glue-point="5" svg:d="M12750 23000h502l1247-1500h501" svg:viewBox="0 0 2251 1501">
          <text:p text:style-name="P1">wiki</text:p>
        </draw:connector>
        <draw:custom-shape draw:style-name="gr8" draw:text-style-name="P1" xml:id="id26" draw:id="id26" draw:layer="layout" svg:width="2cm" svg:height="1cm" svg:x="15cm" svg:y="22.5cm">
          <text:p text:style-name="P1">名称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2" draw:text-style-name="P5" draw:layer="layout" draw:type="lines" svg:x1="12.75cm" svg:y1="23cm" svg:x2="15cm" svg:y2="23cm" draw:start-shape="id24" draw:start-glue-point="10" draw:end-shape="id26" draw:end-glue-point="6" svg:d="M12750 23000h502 1247 501" svg:viewBox="0 0 2251 1">
          <text:p/>
        </draw:connector>
        <draw:custom-shape draw:style-name="gr8" draw:text-style-name="P1" xml:id="id27" draw:id="id27" draw:layer="layout" svg:width="2cm" svg:height="1cm" svg:x="15cm" svg:y="24cm">
          <text:p text:style-name="P1">星数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3" draw:text-style-name="P5" draw:layer="layout" draw:type="lines" svg:x1="12.75cm" svg:y1="23cm" svg:x2="15cm" svg:y2="24.5cm" draw:start-shape="id24" draw:start-glue-point="10" draw:end-shape="id27" draw:end-glue-point="6" svg:d="M12750 23000h502l1247 1500h501" svg:viewBox="0 0 2251 1501">
          <text:p/>
        </draw:connector>
        <draw:custom-shape draw:style-name="gr24" draw:text-style-name="P1" xml:id="id25" draw:id="id25" draw:layer="layout" svg:width="2cm" svg:height="1cm" svg:x="15cm" svg:y="21cm">
          <text:p text:style-name="P1">帖子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" xml:id="id20" draw:id="id20" draw:layer="layout" svg:width="2cm" svg:height="1cm" svg:x="10cm" svg:y="17cm">
          <text:p text:style-name="P1">star帖子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" xml:id="id21" draw:id="id21" draw:layer="layout" svg:width="2cm" svg:height="1cm" svg:x="10cm" svg:y="15cm">
          <text:p text:style-name="P1">star正文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" xml:id="id14" draw:id="id14" draw:layer="layout" svg:width="2cm" svg:height="1cm" svg:x="17cm" svg:y="15cm">
          <text:p text:style-name="P2">:re帖子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" xml:id="id12" draw:id="id12" draw:layer="layout" svg:width="2cm" svg:height="1cm" svg:x="17cm" svg:y="13cm">
          <text:p text:style-name="P2">:re正文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" xml:id="id22" draw:id="id22" draw:layer="layout" svg:width="2cm" svg:height="1cm" svg:x="17cm" svg:y="11cm">
          <text:p text:style-name="P2">作者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" xml:id="id7" draw:id="id7" draw:layer="layout" svg:width="2cm" svg:height="1cm" svg:x="12cm" svg:y="4cm">
          <text:p text:style-name="P1">类别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" xml:id="id13" draw:id="id13" draw:layer="layout" svg:width="2cm" svg:height="1cm" svg:x="15cm" svg:y="4cm">
          <text:p text:style-name="P1">正文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" xml:id="id23" draw:id="id23" draw:layer="layout" svg:width="2cm" svg:height="1cm" svg:x="18cm" svg:y="4cm">
          <text:p text:style-name="P1">作者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" xml:id="id28" draw:id="id28" draw:layer="layout" svg:width="2cm" svg:height="1cm" svg:x="10cm" svg:y="19cm">
          <text:p text:style-name="P1">赞成帖子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5" draw:text-style-name="P5" draw:layer="layout" draw:type="lines" svg:x1="7cm" svg:y1="17.5cm" svg:x2="10cm" svg:y2="19.5cm" draw:start-shape="id19" draw:start-glue-point="1" draw:end-shape="id28" draw:end-glue-point="5" svg:d="M7000 17500h501l1998 2000h501" svg:viewBox="0 0 3001 2001">
          <text:p text:style-name="P1">N:M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文泉驿正黑" svg:font-family="文泉驿正黑" style:font-family-generic="roman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5" draw:display-name="线条箭头 25" svg:viewBox="0 0 20 20" svg:d="M0 20l10-20 10 20z"/>
    <draw:marker draw:name="线条箭头_20_26" draw:display-name="线条箭头 26" svg:viewBox="0 0 20 20" svg:d="M0 20l10-20 10 20z"/>
    <draw:marker draw:name="线条箭头_20_27" draw:display-name="线条箭头 27" svg:viewBox="0 0 20 20" svg:d="M0 20l10-20 10 20z"/>
    <draw:marker draw:name="线条箭头_20_28" draw:display-name="线条箭头 28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文泉驿正黑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7:22:27.223507595</meta:creation-date>
    <dc:date>2023-04-19T02:47:42.379026319</dc:date>
    <meta:editing-duration>PT9H25M4S</meta:editing-duration>
    <meta:editing-cycles>24</meta:editing-cycles>
    <meta:generator>LibreOffice/7.5.2.2$Linux_X86_64 LibreOffice_project/50$Build-2</meta:generator>
    <meta:document-statistic meta:object-count="53"/>
  </office:meta>
</office:document-meta>
</file>